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0099" draw:marker-start-width="0.321cm" draw:marker-end-width="0.321cm" draw:fill="solid" draw:fill-color="#3333ff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draw:fill-color="#3399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ircle draw:style-name="gr1" draw:text-style-name="P1" draw:layer="layout" svg:width="2cm" svg:height="2cm" svg:x="2cm" svg:y="2cm">
          <text:p/>
        </draw:circle>
        <draw:custom-shape draw:style-name="gr2" draw:text-style-name="P1" draw:layer="layout" svg:width="1.097cm" svg:height="1.097cm" draw:transform="rotate (2.3561944901919) translate (2.776cm 3.751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ircle draw:style-name="gr1" draw:text-style-name="P1" draw:layer="layout" svg:width="2cm" svg:height="2cm" draw:transform="rotate (-1.57079632679579) translate (4cm 5cm)">
          <text:p/>
        </draw:circle>
        <draw:custom-shape draw:style-name="gr2" draw:text-style-name="P1" draw:layer="layout" svg:width="1.097cm" svg:height="1.097cm" draw:transform="rotate (0.7853981633973) translate (2.249cm 5.776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okado Masashi</meta:initial-creator>
    <meta:creation-date>2014-05-28T14:04:47.13</meta:creation-date>
    <dc:date>2014-05-28T14:35:55.60</dc:date>
    <dc:creator>Ookado Masashi</dc:creator>
    <meta:editing-duration>PT15M58S</meta:editing-duration>
    <meta:editing-cycles>1</meta:editing-cycles>
    <meta:document-statistic meta:object-count="4"/>
    <meta:generator>OpenOffice/4.1.0$Win32 OpenOffice.org_project/410m18$Build-9764</meta:generator>
  </office:meta>
</office:document-meta>
</file>